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roid Sans Devanagari1" svg:font-family="'Droid Sans Devanagari'" style:font-family-generic="swiss"/>
    <style:font-face style:name="Fira Code" svg:font-family="'Fira Cod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Fira Code" fo:font-size="12pt" officeooo:rsid="001aa63a" officeooo:paragraph-rsid="001aa63a" fo:background-color="transparen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use-window-font-color="true" loext:opacity="0%" style:font-name="Fira Code" fo:font-size="12pt" officeooo:rsid="001aa63a" officeooo:paragraph-rsid="001aa63a" fo:background-color="transparen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use-window-font-color="true" loext:opacity="0%" style:font-name="Fira Code" fo:font-size="12pt" officeooo:rsid="001bd74e" officeooo:paragraph-rsid="001bd74e" fo:background-color="transparen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style:font-name="Fira Code" fo:font-size="12pt" officeooo:rsid="001f0bbf" officeooo:paragraph-rsid="001f0bbf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style:font-name="Fira Code" fo:font-size="12pt" officeooo:rsid="001f1326" officeooo:paragraph-rsid="001f1326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Fira Code" fo:font-size="12pt" officeooo:rsid="00209faf" officeooo:paragraph-rsid="00209faf" fo:background-color="transparent" style:font-size-asian="12pt" style:font-size-complex="12pt"/>
    </style:style>
    <style:style style:name="P7" style:family="paragraph" style:parent-style-name="Standard">
      <style:text-properties style:use-window-font-color="true" loext:opacity="0%" style:font-name="Fira Code" fo:font-size="12pt" officeooo:rsid="0022d7da" officeooo:paragraph-rsid="0022d7da" fo:background-color="transparent" style:font-size-asian="12pt" style:font-size-complex="12pt"/>
    </style:style>
    <style:style style:name="T1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/>
    </style:style>
    <style:style style:name="T2" style:family="text">
      <style:text-properties fo:font-variant="normal" fo:text-transform="none" style:text-line-through-style="none" style:text-line-through-type="none" fo:font-style="normal" style:text-underline-style="none" fo:font-weight="normal" officeooo:rsid="001c980b" style:text-blinking="false"/>
    </style:style>
    <style:style style:name="T3" style:family="text">
      <style:text-properties fo:font-variant="normal" fo:text-transform="none" style:text-line-through-style="none" style:text-line-through-type="none" fo:font-style="normal" style:text-underline-style="none" fo:font-weight="normal" officeooo:rsid="001d9a05" style:text-blinking="false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fo:font-weight="normal" officeooo:rsid="001cdf79" style:text-blinking="false"/>
    </style:style>
    <style:style style:name="T5" style:family="text">
      <style:text-properties fo:font-variant="normal" fo:text-transform="none" style:text-line-through-style="none" style:text-line-through-type="none" fo:font-style="normal" style:text-underline-style="none" fo:font-weight="normal" officeooo:rsid="001f0bbf" style:text-blinking="false"/>
    </style:style>
    <style:style style:name="T6" style:family="text">
      <style:text-properties fo:font-variant="normal" fo:text-transform="none" style:text-line-through-style="none" style:text-line-through-type="none" fo:font-style="normal" style:text-underline-style="none" fo:font-weight="normal" officeooo:rsid="001f39d0" style:text-blinking="false"/>
    </style:style>
    <style:style style:name="T7" style:family="text">
      <style:text-properties fo:font-variant="normal" fo:text-transform="none" style:text-line-through-style="none" style:text-line-through-type="none" fo:font-style="normal" style:text-underline-style="none" fo:font-weight="normal" officeooo:rsid="00209faf" style:text-blinking="false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none" fo:font-weight="normal" officeooo:rsid="0021b4f8" style:text-blinking="false"/>
    </style:style>
    <style:style style:name="T9" style:family="text">
      <style:text-properties fo:font-variant="normal" fo:text-transform="none" style:text-line-through-style="none" style:text-line-through-type="none" fo:font-style="normal" style:text-underline-style="none" fo:font-weight="normal" officeooo:rsid="00226e69" style:text-blinking="false"/>
    </style:style>
    <style:style style:name="T10" style:family="text">
      <style:text-properties fo:font-variant="normal" fo:text-transform="none" style:text-line-through-style="none" style:text-line-through-type="none" fo:font-style="normal" style:text-underline-style="none" fo:font-weight="normal" officeooo:rsid="0022d7da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ome: Thiago Maurat Martins Dias - Aula05</text:p>
      <text:p text:style-name="P1"/>
      <text:p text:style-name="P1"/>
      <text:p text:style-name="P1">1) <text:span text:style-name="T1">Você consegue identificar o pacote que transmitiu o conteúdo HTML ao cliente? Por quê?</text:span></text:p>
      <text:p text:style-name="P2"><text:span text:style-name="T1"/></text:p>
      <text:p text:style-name="P3"><text:span text:style-name="T1">R: </text:span><text:span text:style-name="T2">Não, visto que </text:span><text:span text:style-name="T3">através do</text:span><text:span text:style-name="T2"> </text:span><text:span text:style-name="T4">tcpdump a mensagem </text:span><text:span text:style-name="T3">aparece criptografada, não sendo possível identificar o </text:span><text:span text:style-name="T5">qual o pacote que enviou o conteúdo.</text:span></text:p>
      <text:p text:style-name="P3"><text:span text:style-name="T5"/></text:p>
      <text:p text:style-name="P4"><text:span text:style-name="T1">2) Descreva com suas palavras a diferença entre o resultado obtido hoje e o resultado obtido no exercício da Aula 3.</text:span></text:p>
      <text:p text:style-name="P4"><text:span text:style-name="T1"/></text:p>
      <text:p text:style-name="P5"><text:span text:style-name="T1">R: O resultado obtido na aula anterior era possível visualizar a mensagem transmitida e o pacote </text:span><text:span text:style-name="T6">através do tcpdump, diferentemente de hoje, visto que a criptografia </text:span><text:span text:style-name="T7">não permite esta visualização do lado do servidor.</text:span></text:p>
      <text:p text:style-name="P5"><text:span text:style-name="T7"/></text:p>
      <text:p text:style-name="P6"><text:span text:style-name="T1">3) Por que eles tiveram que usar o parâmetro '--insecure' no comando curl?</text:span></text:p>
      <text:p text:style-name="P6"><text:span text:style-name="T1"/></text:p>
      <text:p text:style-name="P6"><text:span text:style-name="T1">R: O curl tenta validar por padrão, </text:span><text:span text:style-name="T8">não sendo possível </text:span><text:span text:style-name="T9">devido a criptografia. Assim, o parâmetro –insecure pula a validação, mas ainda existirá </text:span><text:span text:style-name="T10">o processo de criptografar os dad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roid Sans Devanagari1" svg:font-family="'Droid Sans Devanagari'" style:font-family-generic="swiss"/>
    <style:font-face style:name="Fira Code" svg:font-family="'Fira Cod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10:04:05.625774342</meta:creation-date>
    <dc:date>2021-10-27T10:34:49.643191166</dc:date>
    <meta:editing-duration>PT27S</meta:editing-duration>
    <meta:editing-cycles>1</meta:editing-cycles>
    <meta:document-statistic meta:table-count="0" meta:image-count="0" meta:object-count="0" meta:page-count="1" meta:paragraph-count="7" meta:word-count="143" meta:character-count="856" meta:non-whitespace-character-count="721"/>
    <meta:generator>LibreOffice/7.1.6.2.0$Linux_X86_64 LibreOffice_project/10$Build-2</meta:generator>
  </office:meta>
</office:document-meta>
</file>